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In eu nunc et justo eleifend commodo. Praesent at ex diam. Sed sed eleifend tortor, sit amet euismod ex. Suspendisse porttitor quam tortor, eget consectetur massa congue eget. Sed tortor enim, tempus eu tortor a, rutrum placerat dolor. Quisque at tristique eros. Curabitur nec porttitor ante, eget sodales orci. Sed lorem neque, tempus eget congue porttitor, tempus vel mi. Cras aliquam bibendum finibus. Sed nec imperdiet ex, et varius nunc. Pellentesque facilisis nec metus sed auctor. In eleifend eros id erat posuere fringilla.</text:p>
      <text:p text:style-name="Text_20_body">Maecenas tincidunt massa ut rutrum malesuada. Donec vel mauris dapibus, suscipit urna quis, lacinia neque. Curabitur tempor justo massa, at cursus massa vulputate quis. Interdum et malesuada fames ac ante ipsum primis in faucibus. Nam tellus lorem, dictum vitae nibh ut, consectetur viverra est. Vivamus iaculis egestas neque non facilisis. Vestibulum sed interdum odio.</text:p>
      <text:p text:style-name="Text_20_body">Etiam magna odio, rutrum at tortor sit amet, tincidunt semper neque. Curabitur mollis diam sit amet mi faucibus elementum. Vivamus luctus ut dolor eu cursus. Maecenas gravida eu lectus eu venenatis. Praesent velit est, lobortis eget turpis nec, pulvinar laoreet orci. Cras eget maximus risus. Nullam viverra leo velit, eget malesuada diam aliquam quis. Donec aliquet, eros nec condimentum sagittis, odio metus sagittis turpis, at blandit velit ipsum at odio.</text:p>
      <text:p text:style-name="Text_20_body">Fusce sit amet mi eget lacus sodales posuere sed eu ante. Pellentesque a urna ullamcorper, pellentesque dui ut, eleifend quam. In vel lacinia metus, sit amet vehicula quam. Nullam eget tincidunt tellus. Suspendisse potenti. Aliquam erat volutpat. Nunc aliquam mattis diam, sed hendrerit nunc malesuada et. Vivamus feugiat urna in magna consectetur volutpat. Suspendisse in turpis turpis. Pellentesque elementum sem massa, sit amet sagittis magna accumsan in. Aliquam scelerisque eros sed sapien ultricies condimentum. Ut mollis aliquet condimentum. Mauris sit amet semper nibh. Morbi placerat felis eu vulputate elementum. Maecenas eget feugiat tortor, vel sagittis ante.</text:p>
      <text:p text:style-name="Text_20_body">Mauris ultricies enim fermentum nisl laoreet fermentum. Proin placerat eros quis ante sagittis, ac posuere erat blandit. Maecenas mollis malesuada mauris sed condimentum. Donec eget justo at mauris porttitor molestie. Etiam laoreet tempus tincidunt. Fusce sed pretium enim. Praesent aliquam, nisi id viverra ullamcorper, velit ex imperdiet arcu, non vehicula diam purus in ipsum. Pellentesque habitant morbi tristique senectus et netus et malesuada fames ac turpis egestas. Donec at maximus orci, ac interdum nunc. Proin ac pretium ligula, et facilisis ne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S</meta:editing-duration>
    <meta:editing-cycles>3</meta:editing-cycles>
    <meta:generator>LibreOffice/5.1.3.2$Windows_x86 LibreOffice_project/644e4637d1d8544fd9f56425bd6cec110e49301b</meta:generator>
    <dc:date>2017-05-16T10:13:43.396000000</dc:date>
    <meta:document-statistic meta:table-count="0" meta:image-count="0" meta:object-count="0" meta:page-count="1" meta:paragraph-count="5" meta:word-count="392" meta:character-count="2646" meta:non-whitespace-character-count="2259"/>
    <meta:user-defined meta:name="Info 1"/>
    <meta:user-defined meta:name="Info 2"/>
    <meta:user-defined meta:name="Info 3"/>
    <meta:user-defined meta:name="Info 4"/>
  </office:meta>
</office:document-meta>
</file>